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c45d" officeooo:paragraph-rsid="001ec45d"/>
    </style:style>
    <style:style style:name="P2" style:family="paragraph" style:parent-style-name="Standard">
      <style:paragraph-properties fo:text-align="start" style:justify-single-word="false"/>
      <style:text-properties officeooo:rsid="001ec45d" officeooo:paragraph-rsid="001ec45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ec45d" officeooo:paragraph-rsid="001ec45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fo:font-weight="bold" officeooo:rsid="001ec45d" officeooo:paragraph-rsid="001ec45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3pt" fo:font-weight="bold" officeooo:rsid="001ec45d" officeooo:paragraph-rsid="001ec45d" style:font-size-asian="13pt" style:font-weight-asian="bold" style:font-size-complex="13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utputs</text:p>
      <text:p text:style-name="P3"/>
      <text:p text:style-name="P2"><text:span text:style-name="T1">First Run</text:span></text:p>
      <text:p text:style-name="P1">Logistic Regression : 80.0</text:p>
      <text:p text:style-name="P1">Linear Discriminat Analysis : 98.6666666667</text:p>
      <text:p text:style-name="P1">KNeighborsClassifier : 96.0</text:p>
      <text:p text:style-name="P1">Decision Tree Classifier : 96.0</text:p>
      <text:p text:style-name="P1">Gaussian NB : 94.6666666667</text:p>
      <text:p text:style-name="P1">SVC : 96.0</text:p>
      <text:p text:style-name="P1"/>
      <text:p text:style-name="P4">Second Run</text:p>
      <text:p text:style-name="P1">Logistic Regression : 90.6666666667</text:p>
      <text:p text:style-name="P1">Linear Discriminat Analysis : 96.0</text:p>
      <text:p text:style-name="P1">KNeighborsClassifier : 96.0</text:p>
      <text:p text:style-name="P1">Decision Tree Classifier : 89.3333333333</text:p>
      <text:p text:style-name="P1">Gaussian NB : 94.6666666667</text:p>
      <text:p text:style-name="P1">SVC : 98.6666666667</text:p>
      <text:p text:style-name="P1"/>
      <text:p text:style-name="P5">Third Run</text:p>
      <text:p text:style-name="P1">Logistic Regression : 98.6666666667</text:p>
      <text:p text:style-name="P1">Linear Discriminat Analysis : 98.6666666667</text:p>
      <text:p text:style-name="P1">KNeighborsClassifier : 100.0</text:p>
      <text:p text:style-name="P1">Decision Tree Classifier : 97.3333333333</text:p>
      <text:p text:style-name="P1">Gaussian NB : 97.3333333333</text:p>
      <text:p text:style-name="P1">SVC : 100.0</text:p>
      <text:p text:style-name="P1"/>
      <text:p text:style-name="P4">Fourth Run</text:p>
      <text:p text:style-name="P1">Logistic Regression : 93.3333333333</text:p>
      <text:p text:style-name="P1">Linear Discriminat Analysis : 97.3333333333</text:p>
      <text:p text:style-name="P1">KNeighborsClassifier : 94.6666666667</text:p>
      <text:p text:style-name="P1">Decision Tree Classifier : 96.0</text:p>
      <text:p text:style-name="P1">Gaussian NB : 97.3333333333</text:p>
      <text:p text:style-name="P1">SVC : 98.6666666667</text:p>
      <text:p text:style-name="P1"/>
      <text:p text:style-name="P4">Fifth Run</text:p>
      <text:p text:style-name="P1">Logistic Regression : 98.6666666667</text:p>
      <text:p text:style-name="P1">Linear Discriminat Analysis : 97.3333333333</text:p>
      <text:p text:style-name="P1">KNeighborsClassifier : 97.3333333333</text:p>
      <text:p text:style-name="P1">Decision Tree Classifier : 90.6666666667</text:p>
      <text:p text:style-name="P1">Gaussian NB : 93.3333333333</text:p>
      <text:p text:style-name="P1">SVC : 96.0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22:04:16.416596620</meta:creation-date>
    <dc:date>2017-10-06T22:07:44.052862059</dc:date>
    <meta:editing-duration>PT3M28S</meta:editing-duration>
    <meta:editing-cycles>1</meta:editing-cycles>
    <meta:document-statistic meta:table-count="0" meta:image-count="0" meta:object-count="0" meta:page-count="1" meta:paragraph-count="36" meta:word-count="131" meta:character-count="966" meta:non-whitespace-character-count="871"/>
    <meta:generator>LibreOffice/5.1.6.2$Linux_X86_64 LibreOffice_project/10m0$Build-2</meta:generator>
  </office:meta>
</office:document-meta>
</file>